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289858" officeooo:paragraph-rsid="00289858"/>
    </style:style>
    <style:style style:name="P2" style:family="paragraph" style:parent-style-name="Title">
      <style:text-properties officeooo:rsid="00289858" officeooo:paragraph-rsid="002898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TOS</text:p>
      <text:p text:style-name="P1">Scheduler</text:p>
      <text:p text:style-name="P1">context switching</text:p>
      <text:p text:style-name="P1">Critical section</text:p>
      <text:p text:style-name="P1">re entrant function or code</text:p>
      <text:p text:style-name="P1">Race condition</text:p>
      <text:p text:style-name="P1">priority inversion</text:p>
      <text:p text:style-name="P1">priority inheritence</text:p>
      <text:p text:style-name="P1">priority ceiling</text:p>
      <text:p text:style-name="P1">mutex </text:p>
      <text:p text:style-name="P1">semephore</text:p>
      <text:p text:style-name="P1">Inter process communication</text:p>
      <text:p text:style-name="P1">shared memory</text:p>
      <text:p text:style-name="P1">sockets</text:p>
      <text:p text:style-name="P1">pip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2:45.300556724</meta:creation-date>
    <dc:date>2018-02-23T22:42:35.995119517</dc:date>
    <meta:editing-duration>PT53M29S</meta:editing-duration>
    <meta:editing-cycles>7</meta:editing-cycles>
    <meta:generator>LibreOffice/5.4.5.1$Linux_X86_64 LibreOffice_project/40m0$Build-1</meta:generator>
    <meta:document-statistic meta:table-count="0" meta:image-count="0" meta:object-count="0" meta:page-count="1" meta:paragraph-count="15" meta:word-count="28" meta:character-count="209" meta:non-whitespace-character-count="194"/>
  </office:meta>
</office:document-meta>
</file>